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GB" officeooo:rsid="00047d62" officeooo:paragraph-rsid="00047d62"/>
    </style:style>
    <style:style style:name="P2" style:family="paragraph" style:parent-style-name="Standard">
      <style:paragraph-properties fo:text-align="justify" style:justify-single-word="false"/>
      <style:text-properties fo:language="en" fo:country="GB" officeooo:rsid="0001a80e" officeooo:paragraph-rsid="00047d62"/>
    </style:style>
    <style:style style:name="P3" style:family="paragraph" style:parent-style-name="Standard">
      <style:paragraph-properties fo:text-align="justify" style:justify-single-word="false"/>
      <style:text-properties fo:language="en" fo:country="GB" officeooo:rsid="000a4cff" officeooo:paragraph-rsid="000a4cff"/>
    </style:style>
    <style:style style:name="P4" style:family="paragraph" style:parent-style-name="Standard">
      <style:paragraph-properties fo:text-align="justify" style:justify-single-word="false"/>
      <style:text-properties fo:language="en" fo:country="GB" officeooo:rsid="002004e9" officeooo:paragraph-rsid="002004e9"/>
    </style:style>
    <style:style style:name="P5" style:family="paragraph" style:parent-style-name="Standard">
      <style:paragraph-properties fo:text-align="justify" style:justify-single-word="false"/>
      <style:text-properties fo:language="en" fo:country="GB" officeooo:rsid="000ad681" officeooo:paragraph-rsid="002bd02e"/>
    </style:style>
    <style:style style:name="P6" style:family="paragraph" style:parent-style-name="Standard">
      <style:paragraph-properties fo:text-align="justify" style:justify-single-word="false"/>
      <style:text-properties fo:language="en" fo:country="GB" officeooo:rsid="003010d7" officeooo:paragraph-rsid="003010d7"/>
    </style:style>
    <style:style style:name="P7" style:family="paragraph" style:parent-style-name="Standard">
      <style:paragraph-properties fo:text-align="justify" style:justify-single-word="false"/>
      <style:text-properties fo:language="en" fo:country="GB" officeooo:rsid="0035c8a4" officeooo:paragraph-rsid="0035c8a4"/>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officeooo:rsid="0035c8a4" officeooo:paragraph-rsid="0035c8a4"/>
    </style:style>
    <style:style style:name="P9" style:family="paragraph" style:parent-style-name="Standard">
      <style:paragraph-properties fo:text-align="justify" style:justify-single-word="false"/>
      <style:text-properties fo:language="en" fo:country="GB" officeooo:rsid="0037bf2a" officeooo:paragraph-rsid="0037bf2a"/>
    </style:style>
    <style:style style:name="P10" style:family="paragraph" style:parent-style-name="Standard">
      <style:paragraph-properties fo:text-align="justify" style:justify-single-word="false"/>
      <style:text-properties fo:language="en" fo:country="GB" officeooo:rsid="0001a80e" officeooo:paragraph-rsid="0038a5fc"/>
    </style:style>
    <style:style style:name="P11" style:family="paragraph" style:parent-style-name="Standard">
      <style:paragraph-properties fo:text-align="justify" style:justify-single-word="false"/>
      <style:text-properties fo:language="en" fo:country="GB" officeooo:rsid="0038a5fc" officeooo:paragraph-rsid="0038a5fc"/>
    </style:style>
    <style:style style:name="T1" style:family="text">
      <style:text-properties officeooo:rsid="0002ad39"/>
    </style:style>
    <style:style style:name="T2" style:family="text">
      <style:text-properties officeooo:rsid="000d0d15"/>
    </style:style>
    <style:style style:name="T3" style:family="text">
      <style:text-properties officeooo:rsid="00209a79"/>
    </style:style>
    <style:style style:name="T4" style:family="text">
      <style:text-properties officeooo:rsid="0020f154"/>
    </style:style>
    <style:style style:name="T5" style:family="text">
      <style:text-properties officeooo:rsid="00220bcb"/>
    </style:style>
    <style:style style:name="T6" style:family="text">
      <style:text-properties officeooo:rsid="002d069c"/>
    </style:style>
    <style:style style:name="T7" style:family="text">
      <style:text-properties officeooo:rsid="002f1544"/>
    </style:style>
    <style:style style:name="T8" style:family="text">
      <style:text-properties officeooo:rsid="00308eb8"/>
    </style:style>
    <style:style style:name="T9" style:family="text">
      <style:text-properties officeooo:rsid="003624a5"/>
    </style:style>
    <style:style style:name="T10" style:family="text">
      <style:text-properties style:text-position="super 58%" officeooo:rsid="003624a5"/>
    </style:style>
    <style:style style:name="T11" style:family="text">
      <style:text-properties officeooo:rsid="003988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0">Many economic decisions rely on beliefs about the own and others’ performance or overall ability. <text:span text:style-name="T11">Often individual ability and personal attitude in cooperation are intertwined in team projects, especially at the workplace. </text:span></text:p>
      <text:p text:style-name="P11">In particular the former enter directly in what</text:p>
      <text:p text:style-name="P10">These beliefs are not always correct and the confidence in the own ability is often influenced by bias. The most common is for sure the overconfidence, when individuals estimate absolutely or relatively better than it is their performance in <text:span text:style-name="T1">certain</text:span> tasks. <text:span text:style-name="T1">This attitude has been found both in the controlled laboratory environment and in the real world and has gained a wider recognition under the name of “Dunning-Kruger effect”, from the authors of the paper which for the first time tied miscalibrations of beliefs to the above-average effect. This latter is a phenomenon widely studied in the literature during the 1980s, which implies that the average individual believes to be above average regarding a certain ability set. However, this clearly goes against every logical line of reasoning and implies that individuals will face economic decisions with a bias that could have some interesting effects to study. In this paper I am going to focus my attention on a particular setup of a public good game, which aims to replicate many examples in the everyday life where the return of the common investment depends on the ability of the individuals and the decision to allocate some money or time in the cooperative task depends on their beliefs about that. The return for the public good game will be homogeneous within players, but at the same time it will be perceived in an heterogenous way from players, depending on their level of confidence.</text:span></text:p>
      <text:p text:style-name="P2"/>
      <text:p text:style-name="P2"/>
      <text:p text:style-name="P3">ABOUT OVERCONFIDENCE.</text:p>
      <text:p text:style-name="P5">Overconfidence is a phenomenon that has received an impressive attention, because of its nature of judgmental bias that can lie at the heart of most economic decisions based on the own and the others’ ability. <text:span text:style-name="T6">It exists in different forms and I will rely on the work by Moore and Healy for a definition of the different kind that can be found in the literature. The first definition is the more intuitive and it is the “overestimation of one’s actual ability, performance, level of control or chance of success”, in other words: overestimation. The second case happens when “people [mistakenly] believe themselves to be better than others” and is called overplacement, whereas the third kind is the so-called overprecision and it can be found when there is “excessive certainty regarding the accuracy of one’s beliefs”</text:span></text:p>
      <text:p text:style-name="P5">It is still discussed whether <text:span text:style-name="T7">these</text:span> <text:span text:style-name="T7">phenomena</text:span> <text:span text:style-name="T7">are</text:span> natural and characterize some individuals in every decision they might face, or if rational agents can sometimes <text:span text:style-name="T4">be or simply</text:span> appear as overconfident. <text:span text:style-name="T2">One of the main motivation for this bias that has been suggested is the presence of some imperfection in the Bayesian updating, Benoit and Dubra (2011) showed in their paper how individuals could result overconfident, because of a wrong prior for the Bayesian updating. Leaving the Bayesian hypothesis behind, as suggested by Burks et al., three broad reasons remain in the literature for the existence of such optimistic beliefs: consumption value, motivation value, signaling value. Regarding the first, self-esteem enters directly and positively in the utility function, or it could encourage to undertake riskier activities (here quotes from overconfidence and risk), while regarding the second overconfidence might increase willpower and reduce temptations to quit or drop in projects, thus acting in the opposite sense of many bias identified in behavioral economics, such as the presence bias. These two have in common the fact of being both independent of social relationships and could therefore explain why overconfidence can be observed also in environments lacking them. The debate about this is open, with Burks et al. claiming that the results of their study does not support this idea, while Koszegi and Weinberg in their papers state the opposite. Koszegi models a situation where “self-image” enters directly the utility function, it is the so-called “ego utility”: overconfidence can push the individual to correctly choose an ambitious, but also more profitable, task, giving a higher financial value from the choice. In this case they say that the ego-utility is positive, as the financially appropriate decision has been done. The third motivation is the one I find more stimulating, as it allows to think of the </text:span><text:soft-page-break/><text:span text:style-name="T2">consequences of this phenomenon in the broader field of the social interactions. Individuals might be interested in signaling higher ability to the outside world, in order to gain higher recognition or to encourage someone to participate more in a cooperative project. One basic assumption for this to work is the presence of heterogenous agents with regards to their “social potency”, as it is called in the Minnesota Personality Questionnaire I am going to use later, namely they need to have difference in their interest of what others think of them. Some individuals have a strict preference for social recognition and are interested in giving signals of higher quality than their actual one. It is a “socially rooted bias” that affects the judgement and avoids that these agents will adjust their statement to new information, leaving them overstated. It is much more than simple deception, as this phenomenon has also been observed in games – like the signalling one from Burks et al. () – where people incur in a missed payment if their statement deviates from what they think is the true. In my experiment confidence is obtained, as Blavatskyy suggests, in an incentive compatible way, giving the players to bet either on their own ability or on an equivalent lottery. He refers to papers where results appear to be controversial, with overconfidence that is significantly reduced simply by asking a frequency rather than a probability assessment, and moreover the interval elicitation method used is clearly not incentive-compatible. Lastly, from his first application of this method, a certain propensity towards underconfidence has been found, giving in my opinion more space to the hypothesis of an overconfidence which is generated socially, in the case an overestimation of the ability results from this study. I decided to take something from Blavatskyy method, but to include also some aspect from how usually the ambiguity and risk aversion are calculated (Holt and Laury [2002]), namely using n lottery pairs, with n being the number of question the participant is being asked. This decision wants to avoid to reveal any information to the player, in prevision of the following task: an extremely intuitive individual could understand from Blavastkyy method which one is his quantile and ruin the results in the following game, whereas being faced by many different and not related lotteries should avoid that. </text:span></text:p>
      <text:p text:style-name="P4">On the same idea of overconfidence being a social bias, builds the research branch by Andreoni, Kennedy, Anderson and Moore [HERE QUOTE THEIR PAPERS], who relate overconfidence directly to status, influence and respect in groups. Th<text:span text:style-name="T5">e craving for this is</text:span> so strong that it inevitably change<text:span text:style-name="T5">s</text:span> the self-judgement, especially in those individuals who have a higher social potency. In real life, perception of certain characteristics, <text:span text:style-name="T5">also</text:span> demographic ones, such as income or age, not <text:span text:style-name="T5">even</text:span> the actual possession, can bring to higher status recognition towards certain individuals. Overconfident individuals, at least as long as their bias is not shown to others, <text:span text:style-name="T3">can be perceived as more competent and therefore conferred higher status, because justified and false confident cannot be distinguished without data about the actual performance. What happens when this latter is known to everyone has created plenty of discussion in the literature, with different positions. On the one side, the thesis is that groups will accord lower social status if the individuals’ confidence is discovered to be unjustified, being these individuals with all likelihood more selfish and less interested in the success of the group, with real ostracism in some lab experiments. On the other side, part of the literature suggests that high levels of displayed confidence could create positive peer-perceptions that last even after actual task performance is revealed to others, mostly because of the high social skills that communicate a higher confidence. In their study about overplacement Kennedy et al. [] show that confidence, lead to higher status and that there is not punishment with lower status when the actual values are revealed, thus giving a positive net value of showing overconfidence. This result is crucial, because it points out a clear incentive for the individual to act in an overconfident way in a social environment, lessening the strength of the counterargument to the social motivation, which stated that the social risk was too high to have effective benefits from overconfidence. Moreover, the authors do not think that the social and the self-enhancement motivation should not be exclusive, as by gaining higher status, the player might obtain an increase in both aspects at the same time. </text:span></text:p>
      <text:p text:style-name="P6">Gervais and Goldstein present a model where the performance of the team is negatively affected by free-riding and the perception of marginal productivity depends – positively – on overconfidence. <text:span text:style-name="T8">Effort with regard to the team might increase, as the estimation for the productivity is higher than </text:span><text:soft-page-break/><text:span text:style-name="T8">reality, creating even Pareto improvements at the individual level. They claim that overconfidence could reduce the free-rider problem quite naturally, but this result would be even bigger if complementarities exist across team members, as I decided to do in my setup.</text:span></text:p>
      <text:p text:style-name="P8">Quantifying overconfidence.</text:p>
      <text:p text:style-name="P7">The next natural question at this point regards the scale of this phenomenon. A significant part of the literature agrees on the fact that this phenomenon exists and is even persistent to updating in beliefs [HERE FIND THE QUOTE]. I will focus mostly on the existing proofs of overplacement, as it is the aspect of the bias on which I will focus in my experiment. Already in the founding paper <text:span text:style-name="T9">of the study of this topic – Unskilled and Unaware of It by Kruger and Dunning [1999] – this has been quantified, with the average percentile for the interviewed being between the 61</text:span><text:span text:style-name="T10">st</text:span><text:span text:style-name="T9"> and the 66</text:span><text:span text:style-name="T10">th</text:span><text:span text:style-name="T9">, depending on the kind of task (mostly logic and reasoning tasks). They also checked that the overplacement was not due to some mistaken belief in the distribution of others’ ability, namely checking also overestimation in task results, but most of the time they seemed to go along one each other [Remember opinion that was against this, check for it]. Confirmation can also be found in Burks et al. [], who claimed that significantly more than the 60% of the individuals think they are in the top 40%, or even more extreme that 80% of the drivers claim to be in the top 30% [Svenson 1981, check for paper in KD]. More recently, Healy and Offenberg (2007), checked for overconfidence in bonded social groups, going therefore in the direction of this paper, of the social root for the bias, and they found an average 63</text:span><text:span text:style-name="T10">rd</text:span><text:span text:style-name="T9"> percentile, while Anderson and Brion (2010), find an average percentile 58</text:span><text:span text:style-name="T10">th</text:span><text:span text:style-name="T9">. I am quite safe assuming that, on average, people believe to be at least in the 60</text:span><text:span text:style-name="T10">th</text:span><text:span text:style-name="T9"> percentile, with this clearly being a mathematical absurd.</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02:50.928000000</meta:creation-date>
    <dc:date>2017-06-24T18:07:52.318000000</dc:date>
    <meta:editing-duration>PT13H53M37S</meta:editing-duration>
    <meta:editing-cycles>16</meta:editing-cycles>
    <meta:generator>LibreOffice/5.3.3.2$Windows_x86 LibreOffice_project/3d9a8b4b4e538a85e0782bd6c2d430bafe583448</meta:generator>
    <meta:document-statistic meta:table-count="0" meta:image-count="0" meta:object-count="0" meta:page-count="3" meta:paragraph-count="11" meta:word-count="1839" meta:character-count="11461" meta:non-whitespace-character-count="9624"/>
  </office:meta>
</office:document-meta>
</file>